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a05f7" officeooo:paragraph-rsid="001a05f7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cc583" officeooo:paragraph-rsid="001cc583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d48f0" officeooo:paragraph-rsid="001d48f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d2eb9" officeooo:paragraph-rsid="001d2eb9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articipantes do FISL aprendem como utilizar OpenFlow e controlar switches e roteadores</text:p>
      <text:p text:style-name="P1"/>
      <text:p text:style-name="P1"><text:s/></text:p>
      <text:p text:style-name="P15">Sistema desenvolvido em Software Livre possibilita controlar switches e roteadores remotamente. Assunto foi debatido nesta quinta-feira no Fórum Internacional Software Livre (FISL)</text:p>
      <text:p text:style-name="P15"><text:s/></text:p>
      <text:p text:style-name="P15"></text:p>
      <text:p text:style-name="P15">A troca de experiências e conhecimento é um dos destaques do 15º Fórum Internacional Software Livre (FISL15). O evento, que ocorre até sábado (10/05) na PUCRS, garante que todos os participantes possam compartilhar suas habilidades. Um dos principais temas desta quinta-feira (08/05), foi a palestra "Liberte sua rede de tecnologias proprietárias com OpenFlow". Mestre em Ciências da Computação, Beraldo Leal palestrou sobre os protocolos OpenFlow e como utilizar o sistema, desenvolvido em software livre.</text:p>
      <text:p text:style-name="P15"></text:p>
      <text:p text:style-name="P15">- OpenFlow é uma interface aberta para controlar remotamente tabelas de encaminhamento dos switches de rede, roteadores e pontos de acesso. Atuando sob primitivas de baixo nível, os pesquisadores podem construir novas redes com propriedades de alto nível - afirmou Beraldo Leal.</text:p>
      <text:p text:style-name="P15"></text:p>
      <text:p text:style-name="P15">O OpenFlow permite controlar os fluxos, escolhendo as rotas que os pacotes vão seguir e o processamento que eles devem receber. Desta forma, o OpenFlow torna possível experimentar com novos protocolos, novos modelos de segurança e novos esquemas de endereçamento. O data path de um switche OpenFlow consiste no chamado Flow Table e nas ações associadas com cada entrada de fluxo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5</meta:editing-cycles>
    <meta:creation-date>2014-04-30T13:37:00</meta:creation-date>
    <dc:date>2014-05-09T15:22:37.427624289</dc:date>
    <meta:editing-duration>PT24M38S</meta:editing-duration>
    <meta:generator>LibreOffice/4.1.2.3$Linux_X86_64 LibreOffice_project/410m0$Build-3</meta:generator>
    <meta:document-statistic meta:table-count="0" meta:image-count="0" meta:object-count="0" meta:page-count="1" meta:paragraph-count="22" meta:word-count="349" meta:character-count="2416" meta:non-whitespace-character-count="20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